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01a61f"/>
    </style:style>
    <style:style style:name="P24" style:family="paragraph" style:parent-style-name="Footnote">
      <style:text-properties style:font-name="Liberation Sans" officeooo:paragraph-rsid="10375890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paragraph-rsid="0fc21b80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380a1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text-properties officeooo:paragraph-rsid="0ff06808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text-properties officeooo:paragraph-rsid="0ff658a1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Footnote">
      <style:text-properties officeooo:paragraph-rsid="10351f35"/>
    </style:style>
    <style:style style:name="P74" style:family="paragraph" style:parent-style-name="Standard">
      <style:text-properties officeooo:paragraph-rsid="1028e258"/>
    </style:style>
    <style:style style:name="P75" style:family="paragraph" style:parent-style-name="Standard">
      <style:text-properties officeooo:paragraph-rsid="102bc162"/>
    </style:style>
    <style:style style:name="P76" style:family="paragraph" style:parent-style-name="Standard">
      <style:text-properties officeooo:paragraph-rsid="103a8b8d"/>
    </style:style>
    <style:style style:name="P77" style:family="paragraph" style:parent-style-name="Standard">
      <style:text-properties officeooo:rsid="103c421a" officeooo:paragraph-rsid="103c421a"/>
    </style:style>
    <style:style style:name="P78" style:family="paragraph" style:parent-style-name="Standard">
      <style:text-properties officeooo:rsid="103cd3c9" officeooo:paragraph-rsid="103cd3c9"/>
    </style:style>
    <style:style style:name="P79" style:family="paragraph" style:parent-style-name="Standard">
      <style:text-properties officeooo:rsid="103d9705" officeooo:paragraph-rsid="103d9705"/>
    </style:style>
    <style:style style:name="P80" style:family="paragraph" style:parent-style-name="Standard">
      <style:text-properties officeooo:paragraph-rsid="10414f85"/>
    </style:style>
    <style:style style:name="P81" style:family="paragraph" style:parent-style-name="Standard">
      <style:text-properties officeooo:rsid="104324ed" officeooo:paragraph-rsid="104324ed"/>
    </style:style>
    <style:style style:name="P82" style:family="paragraph" style:parent-style-name="Standard">
      <style:text-properties officeooo:rsid="10460ef1" officeooo:paragraph-rsid="10460ef1"/>
    </style:style>
    <style:style style:name="P83" style:family="paragraph" style:parent-style-name="Standard">
      <style:text-properties officeooo:paragraph-rsid="101fb94a"/>
    </style:style>
    <style:style style:name="P84" style:family="paragraph" style:parent-style-name="Standard">
      <style:text-properties officeooo:paragraph-rsid="10279665"/>
    </style:style>
    <style:style style:name="P85" style:family="paragraph" style:parent-style-name="Standard">
      <style:text-properties officeooo:paragraph-rsid="10259f28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7" style:family="paragraph" style:parent-style-name="Standard" style:list-style-name="L1">
      <style:paragraph-properties fo:break-before="page"/>
      <style:text-properties officeooo:paragraph-rsid="0fd655f2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 style:parent-style-name="Standard">
      <style:text-properties officeooo:rsid="104ba919" officeooo:paragraph-rsid="104bbe03"/>
    </style:style>
    <style:style style:name="P92" style:family="paragraph" style:parent-style-name="Standard">
      <style:text-properties officeooo:paragraph-rsid="104bbe03"/>
    </style:style>
    <style:style style:name="P93" style:family="paragraph" style:parent-style-name="Standard">
      <style:paragraph-properties fo:text-align="center" style:justify-single-word="false"/>
      <style:text-properties officeooo:paragraph-rsid="0cc50ec9"/>
    </style:style>
    <style:style style:name="P94" style:family="paragraph" style:parent-style-name="Standard">
      <style:paragraph-properties fo:text-align="center" style:justify-single-word="false"/>
      <style:text-properties officeooo:paragraph-rsid="103a8b8d"/>
    </style:style>
    <style:style style:name="P95" style:family="paragraph" style:parent-style-name="Standard">
      <style:text-properties officeooo:rsid="104d5027" officeooo:paragraph-rsid="104d5027"/>
    </style:style>
    <style:style style:name="P96" style:family="paragraph" style:parent-style-name="Standard">
      <style:text-properties officeooo:paragraph-rsid="104d93b3"/>
    </style:style>
    <style:style style:name="P97" style:family="paragraph" style:parent-style-name="Standard">
      <style:text-properties officeooo:paragraph-rsid="104f54fc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d1ec96e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1029a5fa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language-asian="nl" style:country-asian="NL"/>
    </style:style>
    <style:style style:name="T23" style:family="text">
      <style:text-properties officeooo:rsid="0fd4093d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9a5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368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e927a73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10194204" style:font-size-asian="10pt" style:language-asian="nl" style:country-asian="NL" style:font-style-asian="normal" style:font-name-complex="Bitstream Vera Sans" style:font-size-complex="10pt" style:font-style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10347cd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102f8d2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font-size="10pt" fo:language="en" fo:country="GB" officeooo:rsid="10375890" style:font-size-asian="10pt" style:font-size-complex="10pt"/>
    </style:style>
    <style:style style:name="T229" style:family="text">
      <style:text-properties fo:font-size="10pt" fo:language="en" fo:country="GB" officeooo:rsid="103774ef" style:font-size-asian="10pt" style:font-size-complex="10pt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9420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language="en" fo:country="GB"/>
    </style:style>
    <style:style style:name="T242" style:family="text">
      <style:text-properties fo:language="en" fo:country="GB" officeooo:rsid="0e83c34e"/>
    </style:style>
    <style:style style:name="T24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officeooo:rsid="0f28d107"/>
    </style:style>
    <style:style style:name="T245" style:family="text">
      <style:text-properties fo:language="en" fo:country="GB" style:font-size-complex="12pt"/>
    </style:style>
    <style:style style:name="T246" style:family="text">
      <style:text-properties fo:language="en" fo:country="GB" officeooo:rsid="0f28d107" style:font-size-complex="12pt"/>
    </style:style>
    <style:style style:name="T24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49" style:family="text">
      <style:text-properties fo:font-variant="normal" fo:text-transform="none" fo:color="#222222" loext:opacity="100%" fo:font-size="10pt" fo:letter-spacing="normal" fo:font-style="normal" fo:font-weight="normal" style:font-size-asian="10pt" style:font-size-complex="10pt"/>
    </style:style>
    <style:style style:name="T250" style:family="text">
      <style:text-properties fo:font-variant="normal" fo:text-transform="none" fo:color="#222222" loext:opacity="100%" fo:font-size="10pt" fo:letter-spacing="normal" fo:font-style="italic" fo:font-weight="normal" style:font-size-asian="10pt" style:font-style-asian="italic" style:font-size-complex="10pt" style:font-style-complex="italic"/>
    </style:style>
    <style:style style:name="T251" style:family="text">
      <style:text-properties officeooo:rsid="103c421a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officeooo:rsid="103c421a" style:font-weight-asian="bold" style:font-weight-complex="bold"/>
    </style:style>
    <style:style style:name="T254" style:family="text">
      <style:text-properties fo:font-weight="bold" officeooo:rsid="104d5027" style:font-weight-asian="bold" style:font-weight-complex="bold"/>
    </style:style>
    <style:style style:name="T255" style:family="text">
      <style:text-properties officeooo:rsid="104d502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Strong_20_Emphasis"><text:span text:style-name="T156">Checklist for installing</text:span></text:span><text:span text:style-name="T178"> </text:span><text:span text:style-name="T178"><text:user-field-get text:name="Distro">Debian</text:user-field-get></text:span><text:span text:style-name="T179"><text:s/></text:span><text:span text:style-name="T179"><text:user-field-get text:name="Version">12</text:user-field-get></text:span><text:span text:style-name="Strong_20_Emphasis"><text:span text:style-name="T157"><text:s/></text:span></text:span><text:span text:style-name="Strong_20_Emphasis"><text:span text:style-name="T158">LTS</text:span></text:span><text:span text:style-name="T180"><text:note text:id="ftn1" text:note-class="footnote"><text:note-citation>1</text:note-citation><text:note-body><text:p text:style-name="P23"><text:span text:style-name="T167">L</text:span><text:span text:style-name="T168">TS stands for Long-Term Support, and this </text:span><text:span text:style-name="T175">June</text:span><text:span text:style-name="T169"> </text:span><text:span text:style-name="Strong_20_Emphasis"><text:span text:style-name="T120"><text:user-field-get text:name="Releaseyear">2023</text:user-field-get></text:span></text:span><text:span text:style-name="T171"><text:s/>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Strong_20_Emphasis"><text:span text:style-name="T159"><text:s/></text:span></text:span><text:span text:style-name="T169">LTS </text:span><text:span text:style-name="T170">(</text:span><text:span text:style-name="T168">codenamed</text:span><text:span text:style-name="T170"> </text:span><text:span text:style-name="T174">bookworm</text:span><text:span text:style-name="T170">) </text:span><text:span text:style-name="T168">will be </text:span><text:span text:style-name="T173">supported</text:span><text:span text:style-name="T168"> for five years until </text:span><text:span text:style-name="T175">June</text:span><text:span text:style-name="T169"> </text:span><text:span text:style-name="T167">202</text:span><text:span text:style-name="T175">8</text:span><text:span text:style-name="T172">.</text:span></text:p></text:note-body></text:note></text:span><text:span text:style-name="T181"> </text:span><text:span text:style-name="T181"><text:user-field-get text:name="Edition">server</text:user-field-get></text:span><text:span text:style-name="T182">.</text:span></text:p>
      <text:p text:style-name="P41"/>
      <text:p text:style-name="P39"><text:span text:style-name="T19">Fill in the </text:span><text:span text:style-name="Strong_20_Emphasis"><text:span text:style-name="T234"><text:s/></text:span></text:span><text:span text:style-name="Strong_20_Emphasis"><text:span text:style-name="T235">text box</text:span></text:span><text:span text:style-name="T19"> behind the </text:span><text:span text:style-name="T20">underlined</text:span><text:span text:style-name="T21"> </text:span><text:span text:style-name="T19">words, see [explanation]:</text:span></text:p>
      <text:p text:style-name="P43"><text:span text:style-name="Definition"><text:span text:style-name="T243">user</text:span></text:span><text:span text:style-name="T195"><text:tab/><text:tab/></text:span><text:span text:style-name="T194"> <text:tab/><text:tab/><text:tab/></text:span><text:span text:style-name="T196"><draw:control text:anchor-type="as-char" svg:y="-0.429cm" draw:z-index="10" draw:name="Gebruiker 2" draw:style-name="gr2" draw:text-style-name="P99" svg:width="6.002cm" svg:height="0.6cm" draw:control="control11"><svg:title>Gebruiker</svg:title><svg:desc>Volledige naam, bijv. Jan Stek</svg:desc></draw:control></text:span><text:span text:style-name="T196"><text:tab/></text:span><text:span text:style-name="T197">[</text:span><text:span text:style-name="T198">full </text:span><text:span text:style-name="T188">na</text:span><text:span text:style-name="T189">me,</text:span><text:span text:style-name="T188"> </text:span><text:span text:style-name="T189">e.g.</text:span><text:span text:style-name="T188"> </text:span><text:span text:style-name="T190">J</text:span><text:span text:style-name="T199">a</text:span><text:span text:style-name="T190">n </text:span><text:span text:style-name="T199">Jansen</text:span><text:span text:style-name="T200">]</text:span></text:p>
      <text:p text:style-name="P45"><text:span text:style-name="Definition"><text:span text:style-name="T187">USER</text:span></text:span><text:span text:style-name="Definition"><text:span text:style-name="T241">na</text:span></text:span><text:span text:style-name="Definition"><text:span text:style-name="T244">me</text:span></text:span><text:span text:style-name="T186"><text:tab/><text:tab/><text:tab/></text:span><text:span text:style-name="T186"><draw:control text:anchor-type="as-char" svg:y="-0.429cm" draw:z-index="11" draw:name="Gberuikersnaam 2" draw:style-name="gr2" draw:text-style-name="P99" svg:width="6.002cm" svg:height="0.6cm" draw:control="control12"><svg:title>Gebruikersnaam</svg:title><svg:desc>Korte naam, bijv. jan</svg:desc></draw:control></text:span><text:span text:style-name="T18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0">j</text:span><text:span text:style-name="T161">a</text:span><text:span text:style-name="T160">n</text:span><text:span text:style-name="T162">]</text:span></text:p>
      <text:p text:style-name="P42"><text:span text:style-name="Definition"><text:span text:style-name="T241">COMPUTERNA</text:span></text:span><text:span text:style-name="Definition"><text:span text:style-name="T244">me</text:span></text:span><text:span text:style-name="T201"><text:tab/></text:span><text:span text:style-name="T241"><draw:control text:anchor-type="as-char" svg:y="-0.429cm" draw:z-index="12" draw:name="Computernaam 1" draw:style-name="gr2" draw:text-style-name="P99" svg:width="6.002cm" svg:height="0.6cm" draw:control="control13"><svg:title>Computernaam</svg:title><svg:desc>Unieke naam van de computer</svg:desc></draw:control></text:span><text:span text:style-name="T241"><text:tab/></text:span><text:span text:style-name="T205">[</text:span><text:span text:style-name="T202">na</text:span><text:span text:style-name="T206">me of the</text:span><text:span text:style-name="T202"> </text:span><text:span text:style-name="T210">computer</text:span><text:span text:style-name="T203">, </text:span><text:span text:style-name="T206">e.g.</text:span><text:span text:style-name="T207"> </text:span><text:span text:style-name="T209">sv</text:span><text:span text:style-name="T208">02</text:span><text:span text:style-name="T205">]</text:span></text:p>
      <text:p text:style-name="P42"><text:span text:style-name="Definition"><text:span text:style-name="T241">START</text:span></text:span><text:span text:style-name="Definition"><text:span text:style-name="T244">up</text:span></text:span><text:span text:style-name="Definition"><text:span text:style-name="T241">MEnU</text:span></text:span><text:span text:style-name="T196"><text:tab/><text:tab/></text:span><text:span text:style-name="T196"><draw:control text:anchor-type="as-char" svg:y="-0.429cm" draw:z-index="13" draw:name="Opstartmenu 1" draw:style-name="gr2" draw:text-style-name="P99" svg:width="6.002cm" svg:height="0.6cm" draw:control="control14"><svg:title>Opstartmenu</svg:title><svg:desc>Toets voor het opstartmenu ("bootmenu")</svg:desc></draw:control></text:span><text:span text:style-name="T196"><text:tab/></text:span><text:span text:style-name="T205">[</text:span><text:span text:style-name="T202">key for the bootable medium</text:span><text:span text:style-name="T211">]</text:span></text:p>
      <text:p text:style-name="P42"><text:span text:style-name="Definition"><text:span text:style-name="T204">SETTINGS</text:span></text:span><text:span text:style-name="T204"> <text:tab/><text:tab/><text:tab/></text:span><text:span text:style-name="T204"><draw:control text:anchor-type="as-char" svg:y="-0.429cm" draw:z-index="14" draw:name="Instellingen 1" draw:style-name="gr2" draw:text-style-name="P99" svg:width="6.002cm" svg:height="0.6cm" draw:control="control15"><svg:title>Instellingen</svg:title><svg:desc>Toets voor het BIOS/UEFI-scherm ("setup")</svg:desc></draw:control></text:span><text:span text:style-name="T204"><text:tab/></text:span><text:span text:style-name="T205">[</text:span><text:span text:style-name="T202">key for the UEFI BIOS screen</text:span><text:span text:style-name="T205">]</text:span></text:p>
      <text:p text:style-name="P42"><text:span text:style-name="Definition"><text:span text:style-name="T213">USER2</text:span></text:span><text:span text:style-name="T212"><text:tab/></text:span><text:span text:style-name="T194"> <text:tab/><text:tab/><text:tab/></text:span><text:span text:style-name="T196"><draw:control text:anchor-type="as-char" svg:y="-0.429cm" draw:z-index="15" draw:name="Gebruiker 3" draw:style-name="gr2" draw:text-style-name="P99" svg:width="6.002cm" svg:height="0.6cm" draw:control="control16"><svg:title>Gebruiker</svg:title><svg:desc>Volledige naam, bijv. Jan Stek</svg:desc></draw:control></text:span><text:span text:style-name="T196"><text:tab/></text:span><text:span text:style-name="T197">[</text:span><text:span text:style-name="T188">na</text:span><text:span text:style-name="T191">me</text:span><text:span text:style-name="T188"> possibly</text:span><text:span text:style-name="T192"> 2</text:span><text:span text:style-name="T224">nd</text:span><text:span text:style-name="T192"> USER</text:span><text:span text:style-name="T193">]</text:span></text:p>
      <text:p text:style-name="P45"><text:span text:style-name="Definition"><text:span text:style-name="T213">USERN</text:span></text:span><text:span text:style-name="Definition"><text:span text:style-name="T214">a</text:span></text:span><text:span text:style-name="Definition"><text:span text:style-name="T215">me</text:span></text:span><text:span text:style-name="Definition"><text:span text:style-name="T213">2</text:span></text:span><text:span text:style-name="Definition"><text:span text:style-name="T220"><text:tab/><text:tab/></text:span></text:span><text:span text:style-name="T186"><draw:control text:anchor-type="as-char" svg:y="-0.429cm" draw:z-index="16" draw:name="Gberuikersnaam 3" draw:style-name="gr2" draw:text-style-name="P99" svg:width="6.002cm" svg:height="0.6cm" draw:control="control17"><svg:title>Gebruikersnaam</svg:title><svg:desc>Korte naam, bijv. jan</svg:desc></draw:control></text:span><text:span text:style-name="T186"><text:tab/></text:span><text:span text:style-name="T217">[</text:span><text:span text:style-name="T218">user</text:span><text:span text:style-name="T216"> na</text:span><text:span text:style-name="T219">me</text:span><text:span text:style-name="T221"> possibly</text:span><text:span text:style-name="T222"> 2</text:span><text:span text:style-name="T225">nd</text:span><text:span text:style-name="T222"> USER</text:span><text:span text:style-name="T223">]</text:span></text:p>
      <text:p text:style-name="P42"><text:span text:style-name="T163">Replace the </text:span><text:span text:style-name="T164">underlined</text:span><text:span text:style-name="T163"> words in this checklist with those in the </text:span><text:span text:style-name="Strong_20_Emphasis"><text:span text:style-name="T38">te</text:span></text:span><text:span text:style-name="Strong_20_Emphasis"><text:span text:style-name="T52">x</text:span></text:span><text:span text:style-name="Strong_20_Emphasis"><text:span text:style-name="T38">t </text:span></text:span><text:span text:style-name="Strong_20_Emphasis"><text:span text:style-name="T52">box</text:span></text:span><text:span text:style-name="T163">.</text:span></text:p>
      <text:p text:style-name="P3"/>
      <text:p text:style-name="P3"/>
      <text:p text:style-name="P42"><text:span text:style-name="T73">New installation?</text:span><text:span text:style-name="T34"><text:tab/></text:span><text:span text:style-name="T63"></text:span><text:span text:style-name="T64"><text:tab/>Start at chapter </text:span><text:span text:style-name="T79"><text:bookmark-ref text:reference-format="page" text:ref-name="__RefNumPara__4009_12717081281">2</text:bookmark-ref></text:span><text:span text:style-name="T79"><text:s/></text:span><text:span text:style-name="T79"><text:bookmark-ref text:reference-format="text" text:ref-name="__RefNumPara__4009_12717081281">Perform installation</text:bookmark-ref></text:span><text:span text:style-name="T35">.</text:span></text:p>
      <text:p text:style-name="P40"/>
      <text:p text:style-name="P42"><text:span text:style-name="Strong_20_Emphasis"><text:span text:style-name="T32"/></text:span></text:p>
      <text:list xml:id="list115670787" text:style-name="L1">
        <text:list-item>
          <text:p text:style-name="P88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19" draw:name="Vorm 5" draw:style-name="gr1" draw:text-style-name="P9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6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130">Login any additional </text:span></text:span><text:span text:style-name="Definition"><text:span text:style-name="T227">USER</text:span></text:span><text:span text:style-name="User_20_Entry"><text:span text:style-name="T131">s</text:span></text:span><text:span text:style-name="User_20_Entry"><text:span text:style-name="T135"> </text:span></text:span><text:span text:style-name="User_20_Entry"><text:span text:style-name="T130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6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20" draw:name="Vorm 6" draw:style-name="gr1" draw:text-style-name="P9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33"><text:span text:style-name="T24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2">karelzimmer.nl</text:span></text:span></text:a><text:span text:style-name="T242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48"><text:span text:style-name="Strong_20_Emphasis"><text:span text:style-name="T42">Type, or copy and paste, these </text:span></text:span><text:span text:style-name="Strong_20_Emphasis"><text:span text:style-name="T58">two</text:span></text:span><text:span text:style-name="Strong_20_Emphasis"><text:span text:style-name="T42"> commands, each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62"><text:span text:style-name="User_20_Entry"><text:span text:style-name="T136">wget karelzimmer.nl/</text:span></text:span><text:span text:style-name="User_20_Entry"><text:span text:style-name="T137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2"><text:span text:style-name="User_20_Entry"><text:span text:style-name="T136">bash </text:span></text:span><text:span text:style-name="User_20_Entry"><text:span text:style-name="T137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4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21" draw:name="Vorm 7" draw:style-name="gr1" draw:text-style-name="P98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4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97"><text:span text:style-name="Strong_20_Emphasis"><text:span text:style-name="T42">Type </text:span></text:span><text:span text:style-name="User_20_Entry"><text:span text:style-name="T137">kz </text:span></text:span><text:span text:style-name="User_20_Entry"><text:span text:style-name="T139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D11" office:value-type="string">
            <text:p text:style-name="P74"><text:span text:style-name="Strong_20_Emphasis"><text:span text:style-name="T47">Select </text:span></text:span><text:span text:style-name="Strong_20_Emphasis"><text:span text:style-name="T72">1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2" office:value-type="string">
            <text:p text:style-name="P51"><text:span text:style-name="Strong_20_Emphasis"><text:span text:style-name="T46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63433121194611" text:continue-numbering="true" text:style-name="L1">
        <text:list-item>
          <text:p text:style-name="P87"><text:bookmark-start text:name="__RefNumPara__4009_12717081281"/><text:span text:style-name="Strong_20_Emphasis"><text:span text:style-name="T165">Perform installation</text:span></text:span><text:bookmark-end text:name="__RefNumPara__4009_12717081281"/></text:p>
        </text:list-item>
      </text:list>
      <text:p text:style-name="P60"><text:span text:style-name="Strong_20_Emphasis"><text:span text:style-name="T16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55"><text:span text:style-name="T166">Boot the computer from an 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5">netinst</text:span></text:span><text:span text:style-name="T90"><text:note text:id="ftn4" text:note-class="footnote"><text:note-citation>1</text:note-citation><text:note-body><text:p text:style-name="P24"><text:span text:style-name="T228">A netinst </text:span><text:span text:style-name="T229">image </text:span><text:span text:style-name="T249">can be downloaded quickly and requires a functioning Internet connection </text:span><text:span text:style-name="T250">during</text:span><text:span text:style-name="T249"> installation.</text:span></text:p></text:note-body></text:note></text:span><text:span text:style-name="T89"> USB stick</text:span><text:span text:style-name="T91"><text:note text:id="ftn5" text:note-class="footnote"><text:note-citation>2</text:note-citation><text:note-body><text:p text:style-name="P73"><text:span text:style-name="Strong_20_Emphasis"><text:span text:style-name="T124">Download a CD image file (.iso) from </text:span></text:span><text:a xlink:type="simple" xlink:href="https://www.debian.org/download" text:style-name="Internet_20_link" text:visited-style-name="Visited_20_Internet_20_Link"><text:span text:style-name="Strong_20_Emphasis"><text:span text:style-name="T231">debian.org/download</text:span></text:span></text:a><text:span text:style-name="Strong_20_Emphasis"><text:span text:style-name="T128">.</text:span></text:span><text:span text:style-name="Strong_20_Emphasis"><text:span text:style-name="T122"><text:line-break/></text:span></text:span><text:span text:style-name="Strong_20_Emphasis"><text:span text:style-name="T125">Click on</text:span></text:span><text:span text:style-name="Strong_20_Emphasis"><text:span text:style-name="T123"> </text:span></text:span><text:span text:style-name="Strong_20_Emphasis"><text:span text:style-name="T146">debian-12.</text:span></text:span><text:span text:style-name="Strong_20_Emphasis"><text:span text:style-name="T147">x</text:span></text:span><text:span text:style-name="Strong_20_Emphasis"><text:span text:style-name="T146">.</text:span></text:span><text:span text:style-name="Strong_20_Emphasis"><text:span text:style-name="T147">y</text:span></text:span><text:span text:style-name="Strong_20_Emphasis"><text:span text:style-name="T146">-amd64-netinst.iso</text:span></text:span><text:span text:style-name="Strong_20_Emphasis"><text:span text:style-name="T121">.<text:line-break/></text:span></text:span><text:span text:style-name="Strong_20_Emphasis"><text:span text:style-name="T124">Insert a USB stick of at least </text:span></text:span><text:span text:style-name="Strong_20_Emphasis"><text:span text:style-name="T129">1</text:span></text:span><text:span text:style-name="Strong_20_Emphasis"><text:span text:style-name="T124"> GB.<text:line-break/>Locate </text:span></text:span><text:span text:style-name="Strong_20_Emphasis"><text:span text:style-name="T132">disk</text:span></text:span><text:span text:style-name="Strong_20_Emphasis"><text:span text:style-name="T124"> and click the </text:span></text:span><text:span text:style-name="Strong_20_Emphasis"><text:span text:style-name="T133">Disks</text:span></text:span><text:span text:style-name="Strong_20_Emphasis"><text:span text:style-name="T124"> icon. Select the USB stick in the list of disks on the left and click </text:span></text:span><text:span text:style-name="Strong_20_Emphasis"><text:span text:style-name="T133">Disk </text:span></text:span><text:span text:style-name="Strong_20_Emphasis"><text:span text:style-name="T132">settings</text:span></text:span><text:span text:style-name="Strong_20_Emphasis"><text:span text:style-name="T124"> ⋮ (icon with the three dots) in the top right corner.</text:span></text:span></text:p><text:p text:style-name="P34"><text:span text:style-name="Strong_20_Emphasis"><text:span text:style-name="T124"><text:tab/>Choose </text:span></text:span><text:span text:style-name="Strong_20_Emphasis"><text:span text:style-name="T133">Restore Disk Image</text:span></text:span><text:span text:style-name="Strong_20_Emphasis"><text:span text:style-name="T124"> and select the CD image file (.iso) you just downloaded.</text:span></text:span></text:p><text:p text:style-name="P34"><text:span text:style-name="Strong_20_Emphasis"><text:span text:style-name="T126"><text:tab/>Click </text:span></text:span><text:span text:style-name="Strong_20_Emphasis"><text:span text:style-name="T134">Start Restore</text:span></text:span><text:span text:style-name="Strong_20_Emphasis"><text:span text:style-name="T126">, and then click </text:span></text:span><text:span text:style-name="Strong_20_Emphasis"><text:span text:style-name="T134">Restore</text:span></text:span><text:span text:style-name="Strong_20_Emphasis"><text:span text:style-name="T126">.</text:span></text:span></text:p><text:p text:style-name="P34"><text:span text:style-name="Strong_20_Emphasis"><text:span text:style-name="T126"><text:tab/>Or use the </text:span></text:span><text:span text:style-name="Strong_20_Emphasis"><text:span text:style-name="T134">Etcher</text:span></text:span><text:span text:style-name="Strong_20_Emphasis"><text:span text:style-name="T126"> program </text:span></text:span><text:span text:style-name="Strong_20_Emphasis"><text:span text:style-name="T127">(</text:span></text:span><text:a xlink:type="simple" xlink:href="https://www.balena.io/etcher/" text:style-name="Internet_20_link" text:visited-style-name="Visited_20_Internet_20_Link"><text:span text:style-name="Strong_20_Emphasis"><text:span text:style-name="T230">etcher.io</text:span></text:span></text:a><text:span text:style-name="Strong_20_Emphasis"><text:span text:style-name="T127">) </text:span></text:span><text:span text:style-name="Strong_20_Emphasis"><text:span text:style-name="T126">available for Windows, macOS, and Linux.</text:span></text:span></text:p></text:note-body></text:note></text:span><text:span text:style-name="T89"> </text:span><text:span text:style-name="T92">o</text:span><text:span text:style-name="T94">r</text:span><text:span text:style-name="T92"> </text:span><text:span text:style-name="T94">DVD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" office:value-type="string">
            <text:p text:style-name="P61"><text:span text:style-name="T95">S</text:span><text:span text:style-name="T96">tart up</text:span><text:span text:style-name="T89">/boot menu via </text:span><text:span text:style-name="Definition"><text:span text:style-name="T245">START</text:span></text:span><text:span text:style-name="Definition"><text:span text:style-name="T246">up</text:span></text:span><text:span text:style-name="Definition"><text:span text:style-name="T245">MEnU</text:span></text:span><text:span text:style-name="T89"> </text:span><text:span text:style-name="T97">and </text:span><text:span text:style-name="T96">settings/</text:span><text:span text:style-name="T93">setup</text:span><text:span text:style-name="T89"> via </text:span><text:span text:style-name="Definition"><text:span text:style-name="T13">SETTINGS</text:span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0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98">(</text:span></text:span><text:span text:style-name="Strong_20_Emphasis"><text:span text:style-name="T113">Graphical install</text:span></text:span><text:span text:style-name="Strong_20_Emphasis"><text:span text:style-name="T98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2"><text:span text:style-name="Strong_20_Emphasis"><text:span text:style-name="T142">Follow the instructions on the </text:span></text:span><text:span text:style-name="Strong_20_Emphasis"><text:span text:style-name="T143">installation</text:span></text:span><text:span text:style-name="Strong_20_Emphasis"><text:span text:style-name="T144">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62">At </text:span></text:span><text:span text:style-name="Strong_20_Emphasis"><text:span text:style-name="T76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7">Click on <text:span text:style-name="T252">other</text:span> and click on <text:span text:style-name="T252">Continue</text:span>.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8">Click on <text:span text:style-name="T252">Europe</text:span> <text:span text:style-name="T251">and click on </text:span><text:span text:style-name="T253">Continue</text:span><text:span text:style-name="T251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9">Click on <text:span text:style-name="T252">Netherlands</text:span> and <text:span text:style-name="T251">click on </text:span><text:span text:style-name="T253">Continue</text:span><text:span text:style-name="T251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><text:span text:style-name="Strong_20_Emphasis"><text:span text:style-name="T60"><draw:control text:anchor-type="as-char" draw:z-index="22" draw:name="Vorm 1" draw:style-name="gr1" draw:text-style-name="P9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6"><text:span text:style-name="Strong_20_Emphasis"><text:span text:style-name="T62">At </text:span></text:span><text:span text:style-name="Strong_20_Emphasis"><text:span text:style-name="T77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0"><text:span text:style-name="Strong_20_Emphasis"><text:span text:style-name="T71">E</text:span></text:span><text:span text:style-name="Strong_20_Emphasis"><text:span text:style-name="T61">nter </text:span></text:span><text:span text:style-name="Strong_20_Emphasis"><text:span text:style-name="T88">Hostname</text:span></text:span><text:span text:style-name="Definition"><text:span text:style-name="T7"> </text:span></text:span><text:span text:style-name="Definition"><text:span text:style-name="T10">computerna</text:span></text:span><text:span text:style-name="Definition"><text:span text:style-name="T11">me</text:span></text:span><text:span text:style-name="Strong_20_Emphasis"><text:span text:style-name="T69">, </text:span></text:span><text:span text:style-name="Strong_20_Emphasis"><text:span text:style-name="T70">and 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3" draw:name="Vorm 2" draw:style-name="gr1" draw:text-style-name="P9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82">At <text:span text:style-name="T252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1">Don<text:span text:style-name="T183">'t set </text:span><text:span text:style-name="T185">Root</text:span><text:span text:style-name="T183"> pass</text:span><text:span text:style-name="T184">w</text:span><text:span text:style-name="T183">ord, just </text:span><text:span text:style-name="Strong_20_Emphasis"><text:span text:style-name="T70">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2"><text:span text:style-name="Strong_20_Emphasis"><text:span text:style-name="T71">E</text:span></text:span><text:span text:style-name="Strong_20_Emphasis"><text:span text:style-name="T61">nter </text:span></text:span><text:span text:style-name="Strong_20_Emphasis"><text:span text:style-name="T78">Full name of the new user</text:span></text:span><text:span text:style-name="Strong_20_Emphasis"><text:span text:style-name="T74"> </text:span></text:span><text:span text:style-name="Definition"><text:span text:style-name="T10">USER</text:span></text:span><text:span text:style-name="Strong_20_Emphasis"><text:span text:style-name="T68">, </text:span></text:span><text:span text:style-name="Strong_20_Emphasis"><text:span text:style-name="T70">and 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1">Enter <text:span text:style-name="T252">User </text:span><text:span text:style-name="T254">n</text:span><text:span text:style-name="T252">ame for you</text:span><text:span text:style-name="T254">r</text:span><text:span text:style-name="T252"> account</text:span><text:span text:style-name="Strong_20_Emphasis"><text:span text:style-name="T69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8">, </text:span></text:span><text:span text:style-name="Strong_20_Emphasis"><text:span text:style-name="T70">and 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5">E<text:span text:style-name="Strong_20_Emphasis"><text:span text:style-name="T70">nter a </text:span></text:span><text:span text:style-name="Strong_20_Emphasis"><text:span text:style-name="T82">password</text:span></text:span><text:span text:style-name="Strong_20_Emphasis"><text:span text:style-name="T70"> twice, and 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</table:table>
      <text:p text:style-name="P28"><text:span text:style-name="Strong_20_Emphasis"><text:span text:style-name="T65"/></text:span></text:p>
      <text:list xml:id="list163434144154345" text:continue-numbering="true" text:style-name="L1">
        <text:list-item>
          <text:p text:style-name="P90"><text:bookmark-start text:name="__RefNumPara__12966_2272496019"/><text:span text:style-name="Strong_20_Emphasis"><text:span text:style-name="T84">Finish installation</text:span></text:span><text:bookmark-end text:name="__RefNumPara__12966_2272496019"/></text:p>
        </text:list-item>
      </text:list>
      <text:p text:style-name="P29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><draw:control text:anchor-type="as-char" draw:z-index="4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0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6" text:note-class="footnote"><text:note-citation>1</text:note-citation><text:note-body><text:p text:style-name="P33"><text:span text:style-name="T24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2">karelzimmer.nl</text:span></text:span></text:a><text:span text:style-name="T242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62"><text:span text:style-name="T12">Type, or copy and paste, these </text:span><text:span text:style-name="T14">two</text:span><text:span text:style-name="T12"> commands, each followed by the</text:span><text:span text:style-name="Strong_20_Emphasis"><text:span text:style-name="T45"> </text:span></text:span><text:span text:style-name="Strong_20_Emphasis"><text:span text:style-name="T43">Enter</text:span></text:span><text:span text:style-name="T12"> key: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63"><text:span text:style-name="User_20_Entry"><text:span text:style-name="T136">wget karelzimmer.nl/</text:span></text:span><text:span text:style-name="User_20_Entry"><text:span text:style-name="T138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3"><text:span text:style-name="User_20_Entry"><text:span text:style-name="T136">bash </text:span></text:span><text:span text:style-name="User_20_Entry"><text:span text:style-name="T138">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8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><draw:control text:anchor-type="as-char" draw:z-index="5" draw:name="Vorm33" draw:style-name="gr1" draw:text-style-name="P98" svg:width="0.35cm" svg:height="0.35cm" draw:control="control6"/></text:span></text:span></text:p>
          </table:table-cell>
          <table:table-cell table:style-name="_33_._5f_Installatie_5f_afronden.C9" office:value-type="string">
            <text:p text:style-name="P5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96"><text:span text:style-name="Strong_20_Emphasis"><text:span text:style-name="T42">Type </text:span></text:span><text:span text:style-name="User_20_Entry"><text:span text:style-name="T137">kz </text:span></text:span><text:span text:style-name="User_20_Entry"><text:span text:style-name="T139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83">3</text:span></text:span><text:span text:style-name="Strong_20_Emphasis"><text:span text:style-name="T66">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2" office:value-type="string">
            <text:p text:style-name="P52"><text:span text:style-name="Strong_20_Emphasis"><text:span text:style-name="T46">Follow the instructions on the screen.</text:span></text:span></text:p>
          </table:table-cell>
        </table:table-row>
      </table:table>
      <text:p text:style-name="P29"><text:span text:style-name="Strong_20_Emphasis"><text:span text:style-name="T31"><text:tab/></text:span></text:span></text:p>
      <text:p text:style-name="P30"><text:span text:style-name="Strong_20_Emphasis"><text:span text:style-name="T46"/></text:span></text:p>
      <text:list xml:id="list163432478977854" text:continue-numbering="true" text:style-name="L1">
        <text:list-item>
          <text:p text:style-name="P89"><text:span text:style-name="Strong_20_Emphasis"><text:span text:style-name="T15">P</text:span></text:span><text:span text:style-name="Strong_20_Emphasis"><text:span text:style-name="T233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8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17" draw:name="Vorm36_ 1" draw:style-name="gr1" draw:text-style-name="P98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3">Log in as</text:span></text:span><text:span text:style-name="Strong_20_Emphasis"><text:span text:style-name="T31"> </text:span></text:span><text:span text:style-name="Definition"><text:span text:style-name="T9">USER</text:span></text:span><text:span text:style-name="Strong_20_Emphasis"><text:span text:style-name="T40"><text:note text:id="ftn7" text:note-class="footnote"><text:note-citation>1</text:note-citation><text:note-body><text:p text:style-name="P32"><text:span text:style-name="User_20_Entry"><text:span text:style-name="T140">Login any additional </text:span></text:span><text:span text:style-name="Definition"><text:span text:style-name="T226">USER</text:span></text:span><text:span text:style-name="User_20_Entry"><text:span text:style-name="T141">s </text:span></text:span><text:span text:style-name="User_20_Entry"><text:span text:style-name="T14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3"><text:span text:style-name="Strong_20_Emphasis"><text:span text:style-name="T142">Follow the instructions on the </text:span></text:span><text:span text:style-name="Strong_20_Emphasis"><text:span text:style-name="T145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0"><draw:control text:anchor-type="as-char" draw:z-index="9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70"><text:span text:style-name="Strong_20_Emphasis"><text:span text:style-name="T60"><draw:control text:anchor-type="as-char" draw:z-index="18" draw:name="Vorm36_ 2" draw:style-name="gr1" draw:text-style-name="P98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57">user</text:span></text:span><text:span text:style-name="Definition"><text:span text:style-name="T247">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97"><text:span text:style-name="Strong_20_Emphasis"><text:span text:style-name="T42">Type </text:span></text:span><text:span text:style-name="User_20_Entry"><text:span text:style-name="T137">kz </text:span></text:span><text:span text:style-name="User_20_Entry"><text:span text:style-name="T139">menu</text:span></text:span><text:span text:style-name="Strong_20_Emphasis"><text:span text:style-name="T42">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7" office:value-type="string">
            <text:p text:style-name="P27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83">4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8" office:value-type="string">
            <text:p text:style-name="P53"><text:span text:style-name="Strong_20_Emphasis"><text:span text:style-name="T46">Follow the instructions on the screen.</text:span></text:span></text:p>
          </table:table-cell>
        </table:table-row>
      </table:table>
      <text:p text:style-name="P9"/>
      <text:p text:style-name="P11"/>
      <text:p text:style-name="P59"><text:span text:style-name="T154">End of checklist,</text:span><text:span text:style-name="T151"> </text:span><text:span text:style-name="T151"><text:user-field-get text:name="Distro">Debian</text:user-field-get></text:span><text:span text:style-name="T149"><text:s/></text:span><text:span text:style-name="T149"><text:user-field-get text:name="Version">12</text:user-field-get></text:span><text:span text:style-name="Strong_20_Emphasis"><text:span text:style-name="T150"><text:s/></text:span></text:span><text:span text:style-name="Strong_20_Emphasis"><text:span text:style-name="T152">LTS </text:span></text:span><text:span text:style-name="Strong_20_Emphasis"><text:span text:style-name="T153"><text:user-field-get text:name="Edition">server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37"/>
      <text:p text:style-name="P44"><text:span text:style-name="Emphasis"><text:span text:style-name="T238">Written</text:span></text:span><text:span text:style-name="Emphasis"><text:span text:style-name="T236"> </text:span></text:span><text:span text:style-name="Emphasis"><text:span text:style-name="T238">by</text:span></text:span><text:span text:style-name="Emphasis"><text:span text:style-name="T23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6">, </text:span></text:span><text:a xlink:type="simple" xlink:href="https://creativecommons.org/publicdomain/zero/1.0" text:style-name="Internet_20_link" text:visited-style-name="Visited_20_Internet_20_Link"><text:span text:style-name="Emphasis"><text:span text:style-name="T239">CC0 1.0 Universal</text:span></text:span></text:a><text:span text:style-name="Emphasis"><text:span text:style-name="T236">, </text:span></text:span><text:span text:style-name="Strong_20_Emphasis"><text:span text:style-name="T46"><text:user-field-get text:name="Releaseyear">2023</text:user-field-get></text:span></text:span><text:span text:style-name="Emphasis"><text:span text:style-name="T2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6:34:31.890425775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6:34:31.674389778</dc:date>
    <meta:keyword>Installatie</meta:keyword>
    <meta:keyword>Checklist</meta:keyword>
    <meta:keyword>Linux</meta:keyword>
    <meta:editing-cycles>6882</meta:editing-cycles>
    <meta:editing-duration>P12DT3H6M23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571" meta:character-count="3525" meta:non-whitespace-character-count="2996"/>
    <meta:user-defined meta:name="Info 1"/>
    <meta:user-defined meta:name="Info 2"/>
    <meta:user-defined meta:name="Info 3"/>
    <meta:user-defined meta:name="Info 4"/>
  </office:meta>
</office:document-meta>
</file>